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c00000"/>
    </style:style>
    <style:style style:name="gr6" style:family="graphic" style:parent-style-name="standard">
      <style:graphic-properties draw:stroke="none" draw:fill="solid" draw:fill-color="#0070c0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2.8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094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2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6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1.80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.87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63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7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7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8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1.467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00000"/>
    </style:style>
    <style:style style:name="P5" style:family="paragraph">
      <loext:graphic-properties draw:fill="solid" draw:fill-color="#0070c0"/>
    </style:style>
    <style:style style:name="P6" style:family="paragraph">
      <loext:graphic-properties draw:fill="solid" draw:fill-color="#d9d9d9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4pt" style:font-size-asian="14pt" style:font-size-complex="14pt"/>
    </style:style>
    <style:style style:name="P10" style:family="paragraph">
      <loext:graphic-properties draw:fill="none"/>
      <style:text-properties fo:font-size="13pt" style:font-size-asian="13pt" style:font-size-complex="13pt"/>
    </style:style>
    <style:style style:name="P11" style:family="paragraph">
      <loext:graphic-properties draw:fill="solid" draw:fill-color="#f2f2f2"/>
    </style:style>
    <style:style style:name="T1" style:family="text">
      <style:text-properties fo:color="#1a1a1a" style:font-name="Helvetica1" fo:font-size="11pt" style:font-size-asian="11pt" style:font-name-complex="Helvetica1" style:font-size-complex="11pt"/>
    </style:style>
    <style:style style:name="T2" style:family="text">
      <style:text-properties fo:color="#4d4d4d" style:font-name="Helvetica1" fo:font-size="14pt" style:font-size-asian="14pt" style:font-name-complex="Helvetica1" style:font-size-complex="14pt"/>
    </style:style>
    <style:style style:name="T3" style:family="text">
      <style:text-properties fo:color="#000000" style:font-name="Helvetica1" fo:font-size="14pt" style:font-size-asian="14pt" style:font-name-complex="Helvetica1" style:font-size-complex="14pt"/>
    </style:style>
    <style:style style:name="T4" style:family="text">
      <style:text-properties fo:color="#4d4d4d" style:font-name="Helvetica1" fo:font-size="13pt" style:font-size-asian="13pt" style:font-name-complex="Helvetica1" style:font-size-complex="13pt"/>
    </style:style>
    <style:style style:name="T5" style:family="text">
      <style:text-properties fo:color="#000000" style:font-name="Helvetica1" fo:font-size="11pt" style:font-size-asian="11pt" style:font-name-complex="Helvetica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48cm" svg:height="17.78cm" svg:x="0cm" svg:y="0cm" svg:viewBox="0 0 30481 17781" draw:points="0,17781 30481,17781 30481,0 0,0">
          <text:p/>
        </draw:polygon>
        <draw:polygon draw:style-name="gr2" draw:text-style-name="P2" draw:layer="layout" svg:width="6.993cm" svg:height="6.657cm" svg:x="1.735cm" svg:y="0.874cm" svg:viewBox="0 0 6994 6658" draw:points="0,6658 6994,6658 6994,0 0,0">
          <text:p/>
        </draw:polygon>
        <draw:line draw:style-name="gr3" draw:text-style-name="P3" draw:layer="layout" svg:x1="1.735cm" svg:y1="6.472cm" svg:x2="8.728cm" svg:y2="6.472cm">
          <text:p/>
        </draw:line>
        <draw:line draw:style-name="gr3" draw:text-style-name="P3" draw:layer="layout" svg:x1="1.735cm" svg:y1="4.959cm" svg:x2="8.728cm" svg:y2="4.959cm">
          <text:p/>
        </draw:line>
        <draw:line draw:style-name="gr3" draw:text-style-name="P3" draw:layer="layout" svg:x1="1.735cm" svg:y1="3.446cm" svg:x2="8.728cm" svg:y2="3.446cm">
          <text:p/>
        </draw:line>
        <draw:line draw:style-name="gr3" draw:text-style-name="P3" draw:layer="layout" svg:x1="1.735cm" svg:y1="1.933cm" svg:x2="8.728cm" svg:y2="1.933cm">
          <text:p/>
        </draw:line>
        <draw:line draw:style-name="gr4" draw:text-style-name="P3" draw:layer="layout" svg:x1="1.735cm" svg:y1="7.229cm" svg:x2="8.728cm" svg:y2="7.229cm">
          <text:p/>
        </draw:line>
        <draw:line draw:style-name="gr4" draw:text-style-name="P3" draw:layer="layout" svg:x1="1.735cm" svg:y1="5.716cm" svg:x2="8.728cm" svg:y2="5.716cm">
          <text:p/>
        </draw:line>
        <draw:line draw:style-name="gr4" draw:text-style-name="P3" draw:layer="layout" svg:x1="1.735cm" svg:y1="4.202cm" svg:x2="8.728cm" svg:y2="4.202cm">
          <text:p/>
        </draw:line>
        <draw:line draw:style-name="gr4" draw:text-style-name="P3" draw:layer="layout" svg:x1="1.735cm" svg:y1="2.689cm" svg:x2="8.728cm" svg:y2="2.689cm">
          <text:p/>
        </draw:line>
        <draw:line draw:style-name="gr4" draw:text-style-name="P3" draw:layer="layout" svg:x1="1.735cm" svg:y1="1.176cm" svg:x2="8.728cm" svg:y2="1.176cm">
          <text:p/>
        </draw:line>
        <draw:line draw:style-name="gr4" draw:text-style-name="P3" draw:layer="layout" svg:x1="2.734cm" svg:y1="7.531cm" svg:x2="2.734cm" svg:y2="0.874cm">
          <text:p/>
        </draw:line>
        <draw:line draw:style-name="gr4" draw:text-style-name="P3" draw:layer="layout" svg:x1="4.399cm" svg:y1="7.531cm" svg:x2="4.399cm" svg:y2="0.874cm">
          <text:p/>
        </draw:line>
        <draw:line draw:style-name="gr4" draw:text-style-name="P3" draw:layer="layout" svg:x1="6.064cm" svg:y1="7.531cm" svg:x2="6.064cm" svg:y2="0.874cm">
          <text:p/>
        </draw:line>
        <draw:line draw:style-name="gr4" draw:text-style-name="P3" draw:layer="layout" svg:x1="7.729cm" svg:y1="7.531cm" svg:x2="7.729cm" svg:y2="0.874cm">
          <text:p/>
        </draw:line>
        <draw:polygon draw:style-name="gr5" draw:text-style-name="P4" draw:layer="layout" svg:width="1.498cm" svg:height="5.323cm" svg:x="1.985cm" svg:y="1.906cm" svg:viewBox="0 0 1499 5324" draw:points="0,5324 1499,5324 1499,0 0,0">
          <text:p/>
        </draw:polygon>
        <draw:polygon draw:style-name="gr6" draw:text-style-name="P5" draw:layer="layout" svg:width="1.498cm" svg:height="0.73cm" svg:x="1.985cm" svg:y="1.176cm" svg:viewBox="0 0 1499 731" draw:points="0,731 1499,731 1499,0 0,0">
          <text:p/>
        </draw:polygon>
        <draw:polygon draw:style-name="gr5" draw:text-style-name="P4" draw:layer="layout" svg:width="1.498cm" svg:height="4.984cm" svg:x="3.65cm" svg:y="2.245cm" svg:viewBox="0 0 1499 4985" draw:points="0,4985 1499,4985 1499,0 0,0">
          <text:p/>
        </draw:polygon>
        <draw:polygon draw:style-name="gr6" draw:text-style-name="P5" draw:layer="layout" svg:width="1.498cm" svg:height="1.069cm" svg:x="3.65cm" svg:y="1.176cm" svg:viewBox="0 0 1499 1070" draw:points="0,1070 1499,1070 1499,0 0,0">
          <text:p/>
        </draw:polygon>
        <draw:polygon draw:style-name="gr5" draw:text-style-name="P4" draw:layer="layout" svg:width="1.498cm" svg:height="4.909cm" svg:x="5.315cm" svg:y="2.32cm" svg:viewBox="0 0 1499 4910" draw:points="0,4910 1499,4910 1499,0 0,0">
          <text:p/>
        </draw:polygon>
        <draw:polygon draw:style-name="gr6" draw:text-style-name="P5" draw:layer="layout" svg:width="1.498cm" svg:height="1.143cm" svg:x="5.315cm" svg:y="1.177cm" svg:viewBox="0 0 1499 1144" draw:points="0,1144 1499,1144 1499,0 0,0">
          <text:p/>
        </draw:polygon>
        <draw:polygon draw:style-name="gr5" draw:text-style-name="P4" draw:layer="layout" svg:width="1.498cm" svg:height="4.436cm" svg:x="6.98cm" svg:y="2.793cm" svg:viewBox="0 0 1499 4437" draw:points="0,4437 1499,4437 1499,0 0,0">
          <text:p/>
        </draw:polygon>
        <draw:polygon draw:style-name="gr6" draw:text-style-name="P5" draw:layer="layout" svg:width="1.498cm" svg:height="1.616cm" svg:x="6.98cm" svg:y="1.177cm" svg:viewBox="0 0 1499 1617" draw:points="0,1617 1499,1617 1499,0 0,0">
          <text:p/>
        </draw:polygon>
        <draw:polygon draw:style-name="gr2" draw:text-style-name="P2" draw:layer="layout" svg:width="6.993cm" svg:height="6.658cm" svg:x="1.735cm" svg:y="8.405cm" svg:viewBox="0 0 6994 6659" draw:points="0,6659 6994,6659 6994,0 0,0">
          <text:p/>
        </draw:polygon>
        <draw:line draw:style-name="gr3" draw:text-style-name="P3" draw:layer="layout" svg:x1="1.735cm" svg:y1="14.003cm" svg:x2="8.728cm" svg:y2="14.003cm">
          <text:p/>
        </draw:line>
        <draw:line draw:style-name="gr3" draw:text-style-name="P3" draw:layer="layout" svg:x1="1.735cm" svg:y1="12.491cm" svg:x2="8.728cm" svg:y2="12.491cm">
          <text:p/>
        </draw:line>
        <draw:line draw:style-name="gr3" draw:text-style-name="P3" draw:layer="layout" svg:x1="1.735cm" svg:y1="10.978cm" svg:x2="8.728cm" svg:y2="10.978cm">
          <text:p/>
        </draw:line>
        <draw:line draw:style-name="gr3" draw:text-style-name="P3" draw:layer="layout" svg:x1="1.735cm" svg:y1="9.465cm" svg:x2="8.728cm" svg:y2="9.465cm">
          <text:p/>
        </draw:line>
        <draw:line draw:style-name="gr4" draw:text-style-name="P3" draw:layer="layout" svg:x1="1.735cm" svg:y1="14.76cm" svg:x2="8.728cm" svg:y2="14.76cm">
          <text:p/>
        </draw:line>
        <draw:line draw:style-name="gr4" draw:text-style-name="P3" draw:layer="layout" svg:x1="1.735cm" svg:y1="13.247cm" svg:x2="8.728cm" svg:y2="13.247cm">
          <text:p/>
        </draw:line>
        <draw:line draw:style-name="gr4" draw:text-style-name="P3" draw:layer="layout" svg:x1="1.735cm" svg:y1="11.734cm" svg:x2="8.728cm" svg:y2="11.734cm">
          <text:p/>
        </draw:line>
        <draw:line draw:style-name="gr4" draw:text-style-name="P3" draw:layer="layout" svg:x1="1.735cm" svg:y1="10.221cm" svg:x2="8.728cm" svg:y2="10.221cm">
          <text:p/>
        </draw:line>
        <draw:line draw:style-name="gr4" draw:text-style-name="P3" draw:layer="layout" svg:x1="1.735cm" svg:y1="8.708cm" svg:x2="8.728cm" svg:y2="8.708cm">
          <text:p/>
        </draw:line>
        <draw:line draw:style-name="gr4" draw:text-style-name="P3" draw:layer="layout" svg:x1="2.734cm" svg:y1="15.063cm" svg:x2="2.734cm" svg:y2="8.405cm">
          <text:p/>
        </draw:line>
        <draw:line draw:style-name="gr4" draw:text-style-name="P3" draw:layer="layout" svg:x1="4.399cm" svg:y1="15.063cm" svg:x2="4.399cm" svg:y2="8.405cm">
          <text:p/>
        </draw:line>
        <draw:line draw:style-name="gr4" draw:text-style-name="P3" draw:layer="layout" svg:x1="6.064cm" svg:y1="15.063cm" svg:x2="6.064cm" svg:y2="8.405cm">
          <text:p/>
        </draw:line>
        <draw:line draw:style-name="gr4" draw:text-style-name="P3" draw:layer="layout" svg:x1="7.729cm" svg:y1="15.063cm" svg:x2="7.729cm" svg:y2="8.405cm">
          <text:p/>
        </draw:line>
        <draw:polygon draw:style-name="gr5" draw:text-style-name="P4" draw:layer="layout" svg:width="1.498cm" svg:height="4.87cm" svg:x="1.985cm" svg:y="9.89cm" svg:viewBox="0 0 1499 4871" draw:points="0,4871 1499,4871 1499,0 0,0">
          <text:p/>
        </draw:polygon>
        <draw:polygon draw:style-name="gr6" draw:text-style-name="P5" draw:layer="layout" svg:width="1.498cm" svg:height="1.182cm" svg:x="1.985cm" svg:y="8.708cm" svg:viewBox="0 0 1499 1183" draw:points="0,1183 1499,1183 1499,0 0,0">
          <text:p/>
        </draw:polygon>
        <draw:polygon draw:style-name="gr5" draw:text-style-name="P4" draw:layer="layout" svg:width="1.498cm" svg:height="5.225cm" svg:x="3.65cm" svg:y="9.535cm" svg:viewBox="0 0 1499 5226" draw:points="0,5226 1499,5226 1499,0 0,0">
          <text:p/>
        </draw:polygon>
        <draw:polygon draw:style-name="gr6" draw:text-style-name="P5" draw:layer="layout" svg:width="1.498cm" svg:height="0.827cm" svg:x="3.65cm" svg:y="8.708cm" svg:viewBox="0 0 1499 828" draw:points="0,828 1499,828 1499,0 0,0">
          <text:p/>
        </draw:polygon>
        <draw:polygon draw:style-name="gr5" draw:text-style-name="P4" draw:layer="layout" svg:width="1.498cm" svg:height="4.284cm" svg:x="5.315cm" svg:y="10.476cm" svg:viewBox="0 0 1499 4285" draw:points="0,4285 1499,4285 1499,0 0,0">
          <text:p/>
        </draw:polygon>
        <draw:polygon draw:style-name="gr6" draw:text-style-name="P5" draw:layer="layout" svg:width="1.498cm" svg:height="1.767cm" svg:x="5.315cm" svg:y="8.708cm" svg:viewBox="0 0 1499 1768" draw:points="0,1768 1499,1768 1499,0 0,0">
          <text:p/>
        </draw:polygon>
        <draw:polygon draw:style-name="gr5" draw:text-style-name="P4" draw:layer="layout" svg:width="1.498cm" svg:height="4.769cm" svg:x="6.98cm" svg:y="9.991cm" svg:viewBox="0 0 1499 4770" draw:points="0,4770 1499,4770 1499,0 0,0">
          <text:p/>
        </draw:polygon>
        <draw:polygon draw:style-name="gr6" draw:text-style-name="P5" draw:layer="layout" svg:width="1.498cm" svg:height="1.283cm" svg:x="6.98cm" svg:y="8.708cm" svg:viewBox="0 0 1499 1284" draw:points="0,1284 1499,1284 1499,0 0,0">
          <text:p/>
        </draw:polygon>
        <draw:polygon draw:style-name="gr2" draw:text-style-name="P2" draw:layer="layout" svg:width="6.993cm" svg:height="6.657cm" svg:x="8.921cm" svg:y="0.874cm" svg:viewBox="0 0 6994 6658" draw:points="0,6658 6994,6658 6994,0 0,0">
          <text:p/>
        </draw:polygon>
        <draw:line draw:style-name="gr3" draw:text-style-name="P3" draw:layer="layout" svg:x1="8.921cm" svg:y1="6.472cm" svg:x2="15.914cm" svg:y2="6.472cm">
          <text:p/>
        </draw:line>
        <draw:line draw:style-name="gr3" draw:text-style-name="P3" draw:layer="layout" svg:x1="8.921cm" svg:y1="4.959cm" svg:x2="15.914cm" svg:y2="4.959cm">
          <text:p/>
        </draw:line>
        <draw:line draw:style-name="gr3" draw:text-style-name="P3" draw:layer="layout" svg:x1="8.921cm" svg:y1="3.446cm" svg:x2="15.914cm" svg:y2="3.446cm">
          <text:p/>
        </draw:line>
        <draw:line draw:style-name="gr3" draw:text-style-name="P3" draw:layer="layout" svg:x1="8.921cm" svg:y1="1.933cm" svg:x2="15.914cm" svg:y2="1.933cm">
          <text:p/>
        </draw:line>
        <draw:line draw:style-name="gr4" draw:text-style-name="P3" draw:layer="layout" svg:x1="8.921cm" svg:y1="7.229cm" svg:x2="15.914cm" svg:y2="7.229cm">
          <text:p/>
        </draw:line>
        <draw:line draw:style-name="gr4" draw:text-style-name="P3" draw:layer="layout" svg:x1="8.921cm" svg:y1="5.716cm" svg:x2="15.914cm" svg:y2="5.716cm">
          <text:p/>
        </draw:line>
        <draw:line draw:style-name="gr4" draw:text-style-name="P3" draw:layer="layout" svg:x1="8.921cm" svg:y1="4.202cm" svg:x2="15.914cm" svg:y2="4.202cm">
          <text:p/>
        </draw:line>
        <draw:line draw:style-name="gr4" draw:text-style-name="P3" draw:layer="layout" svg:x1="8.921cm" svg:y1="2.689cm" svg:x2="15.914cm" svg:y2="2.689cm">
          <text:p/>
        </draw:line>
        <draw:line draw:style-name="gr4" draw:text-style-name="P3" draw:layer="layout" svg:x1="8.921cm" svg:y1="1.176cm" svg:x2="15.914cm" svg:y2="1.176cm">
          <text:p/>
        </draw:line>
        <draw:line draw:style-name="gr4" draw:text-style-name="P3" draw:layer="layout" svg:x1="9.92cm" svg:y1="7.531cm" svg:x2="9.92cm" svg:y2="0.874cm">
          <text:p/>
        </draw:line>
        <draw:line draw:style-name="gr4" draw:text-style-name="P3" draw:layer="layout" svg:x1="11.585cm" svg:y1="7.531cm" svg:x2="11.585cm" svg:y2="0.874cm">
          <text:p/>
        </draw:line>
        <draw:line draw:style-name="gr4" draw:text-style-name="P3" draw:layer="layout" svg:x1="13.25cm" svg:y1="7.531cm" svg:x2="13.25cm" svg:y2="0.874cm">
          <text:p/>
        </draw:line>
        <draw:line draw:style-name="gr4" draw:text-style-name="P3" draw:layer="layout" svg:x1="14.915cm" svg:y1="7.531cm" svg:x2="14.915cm" svg:y2="0.874cm">
          <text:p/>
        </draw:line>
        <draw:polygon draw:style-name="gr5" draw:text-style-name="P4" draw:layer="layout" svg:width="1.499cm" svg:height="5.278cm" svg:x="9.171cm" svg:y="1.951cm" svg:viewBox="0 0 1500 5279" draw:points="0,5279 1500,5279 1500,0 0,0">
          <text:p/>
        </draw:polygon>
        <draw:polygon draw:style-name="gr6" draw:text-style-name="P5" draw:layer="layout" svg:width="1.499cm" svg:height="0.774cm" svg:x="9.171cm" svg:y="1.177cm" svg:viewBox="0 0 1500 775" draw:points="0,775 1500,775 1500,0 0,0">
          <text:p/>
        </draw:polygon>
        <draw:polygon draw:style-name="gr5" draw:text-style-name="P4" draw:layer="layout" svg:width="1.498cm" svg:height="4.591cm" svg:x="10.836cm" svg:y="2.638cm" svg:viewBox="0 0 1499 4592" draw:points="0,4592 1499,4592 1499,0 0,0">
          <text:p/>
        </draw:polygon>
        <draw:polygon draw:style-name="gr6" draw:text-style-name="P5" draw:layer="layout" svg:width="1.498cm" svg:height="1.461cm" svg:x="10.836cm" svg:y="1.177cm" svg:viewBox="0 0 1499 1462" draw:points="0,1462 1499,1462 1499,0 0,0">
          <text:p/>
        </draw:polygon>
        <draw:polygon draw:style-name="gr5" draw:text-style-name="P4" draw:layer="layout" svg:width="1.498cm" svg:height="4.844cm" svg:x="12.501cm" svg:y="2.385cm" svg:viewBox="0 0 1499 4845" draw:points="0,4845 1499,4845 1499,0 0,0">
          <text:p/>
        </draw:polygon>
        <draw:polygon draw:style-name="gr6" draw:text-style-name="P5" draw:layer="layout" svg:width="1.498cm" svg:height="1.209cm" svg:x="12.501cm" svg:y="1.176cm" svg:viewBox="0 0 1499 1210" draw:points="0,1210 1499,1210 1499,0 0,0">
          <text:p/>
        </draw:polygon>
        <draw:polygon draw:style-name="gr5" draw:text-style-name="P4" draw:layer="layout" svg:width="1.498cm" svg:height="3.928cm" svg:x="14.166cm" svg:y="3.301cm" svg:viewBox="0 0 1499 3929" draw:points="0,3929 1499,3929 1499,0 0,0">
          <text:p/>
        </draw:polygon>
        <draw:polygon draw:style-name="gr6" draw:text-style-name="P5" draw:layer="layout" svg:width="1.498cm" svg:height="2.125cm" svg:x="14.166cm" svg:y="1.176cm" svg:viewBox="0 0 1499 2126" draw:points="0,2126 1499,2126 1499,0 0,0">
          <text:p/>
        </draw:polygon>
        <draw:polygon draw:style-name="gr2" draw:text-style-name="P2" draw:layer="layout" svg:width="6.993cm" svg:height="6.658cm" svg:x="8.921cm" svg:y="8.405cm" svg:viewBox="0 0 6994 6659" draw:points="0,6659 6994,6659 6994,0 0,0">
          <text:p/>
        </draw:polygon>
        <draw:line draw:style-name="gr3" draw:text-style-name="P3" draw:layer="layout" svg:x1="8.921cm" svg:y1="14.003cm" svg:x2="15.914cm" svg:y2="14.003cm">
          <text:p/>
        </draw:line>
        <draw:line draw:style-name="gr3" draw:text-style-name="P3" draw:layer="layout" svg:x1="8.921cm" svg:y1="12.491cm" svg:x2="15.914cm" svg:y2="12.491cm">
          <text:p/>
        </draw:line>
        <draw:line draw:style-name="gr3" draw:text-style-name="P3" draw:layer="layout" svg:x1="8.921cm" svg:y1="10.978cm" svg:x2="15.914cm" svg:y2="10.978cm">
          <text:p/>
        </draw:line>
        <draw:line draw:style-name="gr3" draw:text-style-name="P3" draw:layer="layout" svg:x1="8.921cm" svg:y1="9.465cm" svg:x2="15.914cm" svg:y2="9.465cm">
          <text:p/>
        </draw:line>
        <draw:line draw:style-name="gr4" draw:text-style-name="P3" draw:layer="layout" svg:x1="8.921cm" svg:y1="14.76cm" svg:x2="15.914cm" svg:y2="14.76cm">
          <text:p/>
        </draw:line>
        <draw:line draw:style-name="gr4" draw:text-style-name="P3" draw:layer="layout" svg:x1="8.921cm" svg:y1="13.247cm" svg:x2="15.914cm" svg:y2="13.247cm">
          <text:p/>
        </draw:line>
        <draw:line draw:style-name="gr4" draw:text-style-name="P3" draw:layer="layout" svg:x1="8.921cm" svg:y1="11.734cm" svg:x2="15.914cm" svg:y2="11.734cm">
          <text:p/>
        </draw:line>
        <draw:line draw:style-name="gr4" draw:text-style-name="P3" draw:layer="layout" svg:x1="8.921cm" svg:y1="10.221cm" svg:x2="15.914cm" svg:y2="10.221cm">
          <text:p/>
        </draw:line>
        <draw:line draw:style-name="gr4" draw:text-style-name="P3" draw:layer="layout" svg:x1="8.921cm" svg:y1="8.708cm" svg:x2="15.914cm" svg:y2="8.708cm">
          <text:p/>
        </draw:line>
        <draw:line draw:style-name="gr4" draw:text-style-name="P3" draw:layer="layout" svg:x1="9.92cm" svg:y1="15.063cm" svg:x2="9.92cm" svg:y2="8.405cm">
          <text:p/>
        </draw:line>
        <draw:line draw:style-name="gr4" draw:text-style-name="P3" draw:layer="layout" svg:x1="11.585cm" svg:y1="15.063cm" svg:x2="11.585cm" svg:y2="8.405cm">
          <text:p/>
        </draw:line>
        <draw:line draw:style-name="gr4" draw:text-style-name="P3" draw:layer="layout" svg:x1="13.25cm" svg:y1="15.063cm" svg:x2="13.25cm" svg:y2="8.405cm">
          <text:p/>
        </draw:line>
        <draw:line draw:style-name="gr4" draw:text-style-name="P3" draw:layer="layout" svg:x1="14.915cm" svg:y1="15.063cm" svg:x2="14.915cm" svg:y2="8.405cm">
          <text:p/>
        </draw:line>
        <draw:polygon draw:style-name="gr5" draw:text-style-name="P4" draw:layer="layout" svg:width="1.499cm" svg:height="5.373cm" svg:x="9.171cm" svg:y="9.387cm" svg:viewBox="0 0 1500 5374" draw:points="0,5374 1500,5374 1500,0 0,0">
          <text:p/>
        </draw:polygon>
        <draw:polygon draw:style-name="gr6" draw:text-style-name="P5" draw:layer="layout" svg:width="1.499cm" svg:height="0.679cm" svg:x="9.171cm" svg:y="8.708cm" svg:viewBox="0 0 1500 680" draw:points="0,680 1500,680 1500,0 0,0">
          <text:p/>
        </draw:polygon>
        <draw:polygon draw:style-name="gr5" draw:text-style-name="P4" draw:layer="layout" svg:width="1.498cm" svg:height="5.717cm" svg:x="10.836cm" svg:y="9.043cm" svg:viewBox="0 0 1499 5718" draw:points="0,5718 1499,5718 1499,0 0,0">
          <text:p/>
        </draw:polygon>
        <draw:polygon draw:style-name="gr6" draw:text-style-name="P5" draw:layer="layout" svg:width="1.498cm" svg:height="0.335cm" svg:x="10.836cm" svg:y="8.708cm" svg:viewBox="0 0 1499 336" draw:points="0,336 1499,336 1499,0 0,0">
          <text:p/>
        </draw:polygon>
        <draw:polygon draw:style-name="gr5" draw:text-style-name="P4" draw:layer="layout" svg:width="1.498cm" svg:height="4.983cm" svg:x="12.501cm" svg:y="9.777cm" svg:viewBox="0 0 1499 4984" draw:points="0,4984 1499,4984 1499,0 0,0">
          <text:p/>
        </draw:polygon>
        <draw:polygon draw:style-name="gr6" draw:text-style-name="P5" draw:layer="layout" svg:width="1.498cm" svg:height="1.069cm" svg:x="12.501cm" svg:y="8.708cm" svg:viewBox="0 0 1499 1070" draw:points="0,1070 1499,1070 1499,0 0,0">
          <text:p/>
        </draw:polygon>
        <draw:polygon draw:style-name="gr5" draw:text-style-name="P4" draw:layer="layout" svg:width="1.498cm" svg:height="5.504cm" svg:x="14.166cm" svg:y="9.256cm" svg:viewBox="0 0 1499 5505" draw:points="0,5505 1499,5505 1499,0 0,0">
          <text:p/>
        </draw:polygon>
        <draw:polygon draw:style-name="gr6" draw:text-style-name="P5" draw:layer="layout" svg:width="1.498cm" svg:height="0.548cm" svg:x="14.166cm" svg:y="8.708cm" svg:viewBox="0 0 1499 549" draw:points="0,549 1499,549 1499,0 0,0">
          <text:p/>
        </draw:polygon>
        <draw:polygon draw:style-name="gr2" draw:text-style-name="P2" draw:layer="layout" svg:width="6.993cm" svg:height="6.657cm" svg:x="16.107cm" svg:y="0.874cm" svg:viewBox="0 0 6994 6658" draw:points="0,6658 6994,6658 6994,0 0,0">
          <text:p/>
        </draw:polygon>
        <draw:line draw:style-name="gr3" draw:text-style-name="P3" draw:layer="layout" svg:x1="16.107cm" svg:y1="6.472cm" svg:x2="23.1cm" svg:y2="6.472cm">
          <text:p/>
        </draw:line>
        <draw:line draw:style-name="gr3" draw:text-style-name="P3" draw:layer="layout" svg:x1="16.107cm" svg:y1="4.959cm" svg:x2="23.1cm" svg:y2="4.959cm">
          <text:p/>
        </draw:line>
        <draw:line draw:style-name="gr3" draw:text-style-name="P3" draw:layer="layout" svg:x1="16.107cm" svg:y1="3.446cm" svg:x2="23.1cm" svg:y2="3.446cm">
          <text:p/>
        </draw:line>
        <draw:line draw:style-name="gr3" draw:text-style-name="P3" draw:layer="layout" svg:x1="16.107cm" svg:y1="1.933cm" svg:x2="23.1cm" svg:y2="1.933cm">
          <text:p/>
        </draw:line>
        <draw:line draw:style-name="gr4" draw:text-style-name="P3" draw:layer="layout" svg:x1="16.107cm" svg:y1="7.229cm" svg:x2="23.1cm" svg:y2="7.229cm">
          <text:p/>
        </draw:line>
        <draw:line draw:style-name="gr4" draw:text-style-name="P3" draw:layer="layout" svg:x1="16.107cm" svg:y1="5.716cm" svg:x2="23.1cm" svg:y2="5.716cm">
          <text:p/>
        </draw:line>
        <draw:line draw:style-name="gr4" draw:text-style-name="P3" draw:layer="layout" svg:x1="16.107cm" svg:y1="4.202cm" svg:x2="23.1cm" svg:y2="4.202cm">
          <text:p/>
        </draw:line>
        <draw:line draw:style-name="gr4" draw:text-style-name="P3" draw:layer="layout" svg:x1="16.107cm" svg:y1="2.689cm" svg:x2="23.1cm" svg:y2="2.689cm">
          <text:p/>
        </draw:line>
        <draw:line draw:style-name="gr4" draw:text-style-name="P3" draw:layer="layout" svg:x1="16.107cm" svg:y1="1.176cm" svg:x2="23.1cm" svg:y2="1.176cm">
          <text:p/>
        </draw:line>
        <draw:line draw:style-name="gr4" draw:text-style-name="P3" draw:layer="layout" svg:x1="17.106cm" svg:y1="7.531cm" svg:x2="17.106cm" svg:y2="0.874cm">
          <text:p/>
        </draw:line>
        <draw:line draw:style-name="gr4" draw:text-style-name="P3" draw:layer="layout" svg:x1="18.771cm" svg:y1="7.531cm" svg:x2="18.771cm" svg:y2="0.874cm">
          <text:p/>
        </draw:line>
        <draw:line draw:style-name="gr4" draw:text-style-name="P3" draw:layer="layout" svg:x1="20.436cm" svg:y1="7.531cm" svg:x2="20.436cm" svg:y2="0.874cm">
          <text:p/>
        </draw:line>
        <draw:line draw:style-name="gr4" draw:text-style-name="P3" draw:layer="layout" svg:x1="22.101cm" svg:y1="7.531cm" svg:x2="22.101cm" svg:y2="0.874cm">
          <text:p/>
        </draw:line>
        <draw:polygon draw:style-name="gr5" draw:text-style-name="P4" draw:layer="layout" svg:width="1.499cm" svg:height="5.054cm" svg:x="16.357cm" svg:y="2.175cm" svg:viewBox="0 0 1500 5055" draw:points="0,5055 1500,5055 1500,0 0,0">
          <text:p/>
        </draw:polygon>
        <draw:polygon draw:style-name="gr6" draw:text-style-name="P5" draw:layer="layout" svg:width="1.499cm" svg:height="0.999cm" svg:x="16.357cm" svg:y="1.176cm" svg:viewBox="0 0 1500 1000" draw:points="0,1000 1500,1000 1500,0 0,0">
          <text:p/>
        </draw:polygon>
        <draw:polygon draw:style-name="gr5" draw:text-style-name="P4" draw:layer="layout" svg:width="1.498cm" svg:height="4.393cm" svg:x="18.022cm" svg:y="2.836cm" svg:viewBox="0 0 1499 4394" draw:points="0,4394 1499,4394 1499,0 0,0">
          <text:p/>
        </draw:polygon>
        <draw:polygon draw:style-name="gr6" draw:text-style-name="P5" draw:layer="layout" svg:width="1.498cm" svg:height="1.659cm" svg:x="18.022cm" svg:y="1.176cm" svg:viewBox="0 0 1499 1660" draw:points="0,1660 1499,1660 1499,0 0,0">
          <text:p/>
        </draw:polygon>
        <draw:polygon draw:style-name="gr5" draw:text-style-name="P4" draw:layer="layout" svg:width="1.499cm" svg:height="4.531cm" svg:x="19.687cm" svg:y="2.698cm" svg:viewBox="0 0 1500 4532" draw:points="0,4532 1500,4532 1500,0 0,0">
          <text:p/>
        </draw:polygon>
        <draw:polygon draw:style-name="gr6" draw:text-style-name="P5" draw:layer="layout" svg:width="1.499cm" svg:height="1.521cm" svg:x="19.687cm" svg:y="1.176cm" svg:viewBox="0 0 1500 1522" draw:points="0,1522 1500,1522 1500,0 0,0">
          <text:p/>
        </draw:polygon>
        <draw:polygon draw:style-name="gr5" draw:text-style-name="P4" draw:layer="layout" svg:width="1.498cm" svg:height="3.687cm" svg:x="21.352cm" svg:y="3.542cm" svg:viewBox="0 0 1499 3688" draw:points="0,3688 1499,3688 1499,0 0,0">
          <text:p/>
        </draw:polygon>
        <draw:polygon draw:style-name="gr6" draw:text-style-name="P5" draw:layer="layout" svg:width="1.498cm" svg:height="2.366cm" svg:x="21.352cm" svg:y="1.176cm" svg:viewBox="0 0 1499 2367" draw:points="0,2367 1499,2367 1499,0 0,0">
          <text:p/>
        </draw:polygon>
        <draw:polygon draw:style-name="gr2" draw:text-style-name="P2" draw:layer="layout" svg:width="6.993cm" svg:height="6.658cm" svg:x="16.107cm" svg:y="8.405cm" svg:viewBox="0 0 6994 6659" draw:points="0,6659 6994,6659 6994,0 0,0">
          <text:p/>
        </draw:polygon>
        <draw:line draw:style-name="gr3" draw:text-style-name="P3" draw:layer="layout" svg:x1="16.107cm" svg:y1="14.003cm" svg:x2="23.1cm" svg:y2="14.003cm">
          <text:p/>
        </draw:line>
        <draw:line draw:style-name="gr3" draw:text-style-name="P3" draw:layer="layout" svg:x1="16.107cm" svg:y1="12.491cm" svg:x2="23.1cm" svg:y2="12.491cm">
          <text:p/>
        </draw:line>
        <draw:line draw:style-name="gr3" draw:text-style-name="P3" draw:layer="layout" svg:x1="16.107cm" svg:y1="10.978cm" svg:x2="23.1cm" svg:y2="10.978cm">
          <text:p/>
        </draw:line>
        <draw:line draw:style-name="gr3" draw:text-style-name="P3" draw:layer="layout" svg:x1="16.107cm" svg:y1="9.465cm" svg:x2="23.1cm" svg:y2="9.465cm">
          <text:p/>
        </draw:line>
        <draw:line draw:style-name="gr4" draw:text-style-name="P3" draw:layer="layout" svg:x1="16.107cm" svg:y1="14.76cm" svg:x2="23.1cm" svg:y2="14.76cm">
          <text:p/>
        </draw:line>
        <draw:line draw:style-name="gr4" draw:text-style-name="P3" draw:layer="layout" svg:x1="16.107cm" svg:y1="13.247cm" svg:x2="23.1cm" svg:y2="13.247cm">
          <text:p/>
        </draw:line>
        <draw:line draw:style-name="gr4" draw:text-style-name="P3" draw:layer="layout" svg:x1="16.107cm" svg:y1="11.734cm" svg:x2="23.1cm" svg:y2="11.734cm">
          <text:p/>
        </draw:line>
        <draw:line draw:style-name="gr4" draw:text-style-name="P3" draw:layer="layout" svg:x1="16.107cm" svg:y1="10.221cm" svg:x2="23.1cm" svg:y2="10.221cm">
          <text:p/>
        </draw:line>
        <draw:line draw:style-name="gr4" draw:text-style-name="P3" draw:layer="layout" svg:x1="16.107cm" svg:y1="8.708cm" svg:x2="23.1cm" svg:y2="8.708cm">
          <text:p/>
        </draw:line>
        <draw:line draw:style-name="gr4" draw:text-style-name="P3" draw:layer="layout" svg:x1="17.106cm" svg:y1="15.063cm" svg:x2="17.106cm" svg:y2="8.405cm">
          <text:p/>
        </draw:line>
        <draw:line draw:style-name="gr4" draw:text-style-name="P3" draw:layer="layout" svg:x1="18.771cm" svg:y1="15.063cm" svg:x2="18.771cm" svg:y2="8.405cm">
          <text:p/>
        </draw:line>
        <draw:line draw:style-name="gr4" draw:text-style-name="P3" draw:layer="layout" svg:x1="20.436cm" svg:y1="15.063cm" svg:x2="20.436cm" svg:y2="8.405cm">
          <text:p/>
        </draw:line>
        <draw:line draw:style-name="gr4" draw:text-style-name="P3" draw:layer="layout" svg:x1="22.101cm" svg:y1="15.063cm" svg:x2="22.101cm" svg:y2="8.405cm">
          <text:p/>
        </draw:line>
        <draw:polygon draw:style-name="gr5" draw:text-style-name="P4" draw:layer="layout" svg:width="1.499cm" svg:height="5.22cm" svg:x="16.357cm" svg:y="9.54cm" svg:viewBox="0 0 1500 5221" draw:points="0,5221 1500,5221 1500,0 0,0">
          <text:p/>
        </draw:polygon>
        <draw:polygon draw:style-name="gr6" draw:text-style-name="P5" draw:layer="layout" svg:width="1.499cm" svg:height="0.832cm" svg:x="16.357cm" svg:y="8.708cm" svg:viewBox="0 0 1500 833" draw:points="0,833 1500,833 1500,0 0,0">
          <text:p/>
        </draw:polygon>
        <draw:polygon draw:style-name="gr5" draw:text-style-name="P4" draw:layer="layout" svg:width="1.498cm" svg:height="5.192cm" svg:x="18.022cm" svg:y="9.568cm" svg:viewBox="0 0 1499 5193" draw:points="0,5193 1499,5193 1499,0 0,0">
          <text:p/>
        </draw:polygon>
        <draw:polygon draw:style-name="gr6" draw:text-style-name="P5" draw:layer="layout" svg:width="1.498cm" svg:height="0.86cm" svg:x="18.022cm" svg:y="8.708cm" svg:viewBox="0 0 1499 861" draw:points="0,861 1499,861 1499,0 0,0">
          <text:p/>
        </draw:polygon>
        <draw:polygon draw:style-name="gr5" draw:text-style-name="P4" draw:layer="layout" svg:width="1.499cm" svg:height="4.763cm" svg:x="19.687cm" svg:y="9.997cm" svg:viewBox="0 0 1500 4764" draw:points="0,4764 1500,4764 1500,0 0,0">
          <text:p/>
        </draw:polygon>
        <draw:polygon draw:style-name="gr6" draw:text-style-name="P5" draw:layer="layout" svg:width="1.499cm" svg:height="1.289cm" svg:x="19.687cm" svg:y="8.708cm" svg:viewBox="0 0 1500 1290" draw:points="0,1290 1500,1290 1500,0 0,0">
          <text:p/>
        </draw:polygon>
        <draw:polygon draw:style-name="gr5" draw:text-style-name="P4" draw:layer="layout" svg:width="1.498cm" svg:height="4.723cm" svg:x="21.352cm" svg:y="10.037cm" svg:viewBox="0 0 1499 4724" draw:points="0,4724 1499,4724 1499,0 0,0">
          <text:p/>
        </draw:polygon>
        <draw:polygon draw:style-name="gr6" draw:text-style-name="P5" draw:layer="layout" svg:width="1.498cm" svg:height="1.329cm" svg:x="21.352cm" svg:y="8.708cm" svg:viewBox="0 0 1499 1330" draw:points="0,1330 1499,1330 1499,0 0,0">
          <text:p/>
        </draw:polygon>
        <draw:polygon draw:style-name="gr2" draw:text-style-name="P2" draw:layer="layout" svg:width="6.993cm" svg:height="6.657cm" svg:x="23.293cm" svg:y="0.874cm" svg:viewBox="0 0 6994 6658" draw:points="0,6658 6994,6658 6994,0 0,0">
          <text:p/>
        </draw:polygon>
        <draw:line draw:style-name="gr3" draw:text-style-name="P3" draw:layer="layout" svg:x1="23.293cm" svg:y1="6.472cm" svg:x2="30.286cm" svg:y2="6.472cm">
          <text:p/>
        </draw:line>
        <draw:line draw:style-name="gr3" draw:text-style-name="P3" draw:layer="layout" svg:x1="23.293cm" svg:y1="4.959cm" svg:x2="30.286cm" svg:y2="4.959cm">
          <text:p/>
        </draw:line>
        <draw:line draw:style-name="gr3" draw:text-style-name="P3" draw:layer="layout" svg:x1="23.293cm" svg:y1="3.446cm" svg:x2="30.286cm" svg:y2="3.446cm">
          <text:p/>
        </draw:line>
        <draw:line draw:style-name="gr3" draw:text-style-name="P3" draw:layer="layout" svg:x1="23.293cm" svg:y1="1.933cm" svg:x2="30.286cm" svg:y2="1.933cm">
          <text:p/>
        </draw:line>
        <draw:line draw:style-name="gr4" draw:text-style-name="P3" draw:layer="layout" svg:x1="23.293cm" svg:y1="7.229cm" svg:x2="30.286cm" svg:y2="7.229cm">
          <text:p/>
        </draw:line>
        <draw:line draw:style-name="gr4" draw:text-style-name="P3" draw:layer="layout" svg:x1="23.293cm" svg:y1="5.716cm" svg:x2="30.286cm" svg:y2="5.716cm">
          <text:p/>
        </draw:line>
        <draw:line draw:style-name="gr4" draw:text-style-name="P3" draw:layer="layout" svg:x1="23.293cm" svg:y1="4.202cm" svg:x2="30.286cm" svg:y2="4.202cm">
          <text:p/>
        </draw:line>
        <draw:line draw:style-name="gr4" draw:text-style-name="P3" draw:layer="layout" svg:x1="23.293cm" svg:y1="2.689cm" svg:x2="30.286cm" svg:y2="2.689cm">
          <text:p/>
        </draw:line>
        <draw:line draw:style-name="gr4" draw:text-style-name="P3" draw:layer="layout" svg:x1="23.293cm" svg:y1="1.176cm" svg:x2="30.286cm" svg:y2="1.176cm">
          <text:p/>
        </draw:line>
        <draw:line draw:style-name="gr4" draw:text-style-name="P3" draw:layer="layout" svg:x1="24.292cm" svg:y1="7.531cm" svg:x2="24.292cm" svg:y2="0.874cm">
          <text:p/>
        </draw:line>
        <draw:line draw:style-name="gr4" draw:text-style-name="P3" draw:layer="layout" svg:x1="25.957cm" svg:y1="7.531cm" svg:x2="25.957cm" svg:y2="0.874cm">
          <text:p/>
        </draw:line>
        <draw:line draw:style-name="gr4" draw:text-style-name="P3" draw:layer="layout" svg:x1="27.622cm" svg:y1="7.531cm" svg:x2="27.622cm" svg:y2="0.874cm">
          <text:p/>
        </draw:line>
        <draw:line draw:style-name="gr4" draw:text-style-name="P3" draw:layer="layout" svg:x1="29.287cm" svg:y1="7.531cm" svg:x2="29.287cm" svg:y2="0.874cm">
          <text:p/>
        </draw:line>
        <draw:polygon draw:style-name="gr5" draw:text-style-name="P4" draw:layer="layout" svg:width="1.499cm" svg:height="5.798cm" svg:x="23.543cm" svg:y="1.431cm" svg:viewBox="0 0 1500 5799" draw:points="0,5799 1500,5799 1500,0 0,0">
          <text:p/>
        </draw:polygon>
        <draw:polygon draw:style-name="gr6" draw:text-style-name="P5" draw:layer="layout" svg:width="1.499cm" svg:height="0.254cm" svg:x="23.543cm" svg:y="1.176cm" svg:viewBox="0 0 1500 255" draw:points="0,255 1500,255 1500,0 0,0">
          <text:p/>
        </draw:polygon>
        <draw:polygon draw:style-name="gr5" draw:text-style-name="P4" draw:layer="layout" svg:width="1.499cm" svg:height="5.658cm" svg:x="25.208cm" svg:y="1.571cm" svg:viewBox="0 0 1500 5659" draw:points="0,5659 1500,5659 1500,0 0,0">
          <text:p/>
        </draw:polygon>
        <draw:polygon draw:style-name="gr6" draw:text-style-name="P5" draw:layer="layout" svg:width="1.499cm" svg:height="0.395cm" svg:x="25.208cm" svg:y="1.176cm" svg:viewBox="0 0 1500 396" draw:points="0,396 1500,396 1500,0 0,0">
          <text:p/>
        </draw:polygon>
        <draw:polygon draw:style-name="gr5" draw:text-style-name="P4" draw:layer="layout" svg:width="1.499cm" svg:height="5.633cm" svg:x="26.873cm" svg:y="1.596cm" svg:viewBox="0 0 1500 5634" draw:points="0,5634 1500,5634 1500,0 0,0">
          <text:p/>
        </draw:polygon>
        <draw:polygon draw:style-name="gr6" draw:text-style-name="P5" draw:layer="layout" svg:width="1.499cm" svg:height="0.42cm" svg:x="26.873cm" svg:y="1.176cm" svg:viewBox="0 0 1500 421" draw:points="0,421 1500,421 1500,0 0,0">
          <text:p/>
        </draw:polygon>
        <draw:polygon draw:style-name="gr5" draw:text-style-name="P4" draw:layer="layout" svg:width="1.499cm" svg:height="5.411cm" svg:x="28.538cm" svg:y="1.818cm" svg:viewBox="0 0 1500 5412" draw:points="0,5412 1500,5412 1500,0 0,0">
          <text:p/>
        </draw:polygon>
        <draw:polygon draw:style-name="gr6" draw:text-style-name="P5" draw:layer="layout" svg:width="1.499cm" svg:height="0.642cm" svg:x="28.538cm" svg:y="1.176cm" svg:viewBox="0 0 1500 643" draw:points="0,643 1500,643 1500,0 0,0">
          <text:p/>
        </draw:polygon>
        <draw:polygon draw:style-name="gr2" draw:text-style-name="P2" draw:layer="layout" svg:width="6.993cm" svg:height="6.658cm" svg:x="23.293cm" svg:y="8.405cm" svg:viewBox="0 0 6994 6659" draw:points="0,6659 6994,6659 6994,0 0,0">
          <text:p/>
        </draw:polygon>
        <draw:line draw:style-name="gr3" draw:text-style-name="P3" draw:layer="layout" svg:x1="23.293cm" svg:y1="14.003cm" svg:x2="30.286cm" svg:y2="14.003cm">
          <text:p/>
        </draw:line>
        <draw:line draw:style-name="gr3" draw:text-style-name="P3" draw:layer="layout" svg:x1="23.293cm" svg:y1="12.491cm" svg:x2="30.286cm" svg:y2="12.491cm">
          <text:p/>
        </draw:line>
        <draw:line draw:style-name="gr3" draw:text-style-name="P3" draw:layer="layout" svg:x1="23.293cm" svg:y1="10.978cm" svg:x2="30.286cm" svg:y2="10.978cm">
          <text:p/>
        </draw:line>
        <draw:line draw:style-name="gr3" draw:text-style-name="P3" draw:layer="layout" svg:x1="23.293cm" svg:y1="9.465cm" svg:x2="30.286cm" svg:y2="9.465cm">
          <text:p/>
        </draw:line>
        <draw:line draw:style-name="gr4" draw:text-style-name="P3" draw:layer="layout" svg:x1="23.293cm" svg:y1="14.76cm" svg:x2="30.286cm" svg:y2="14.76cm">
          <text:p/>
        </draw:line>
        <draw:line draw:style-name="gr4" draw:text-style-name="P3" draw:layer="layout" svg:x1="23.293cm" svg:y1="13.247cm" svg:x2="30.286cm" svg:y2="13.247cm">
          <text:p/>
        </draw:line>
        <draw:line draw:style-name="gr4" draw:text-style-name="P3" draw:layer="layout" svg:x1="23.293cm" svg:y1="11.734cm" svg:x2="30.286cm" svg:y2="11.734cm">
          <text:p/>
        </draw:line>
        <draw:line draw:style-name="gr4" draw:text-style-name="P3" draw:layer="layout" svg:x1="23.293cm" svg:y1="10.221cm" svg:x2="30.286cm" svg:y2="10.221cm">
          <text:p/>
        </draw:line>
        <draw:line draw:style-name="gr4" draw:text-style-name="P3" draw:layer="layout" svg:x1="23.293cm" svg:y1="8.708cm" svg:x2="30.286cm" svg:y2="8.708cm">
          <text:p/>
        </draw:line>
        <draw:line draw:style-name="gr4" draw:text-style-name="P3" draw:layer="layout" svg:x1="24.292cm" svg:y1="15.063cm" svg:x2="24.292cm" svg:y2="8.405cm">
          <text:p/>
        </draw:line>
        <draw:line draw:style-name="gr4" draw:text-style-name="P3" draw:layer="layout" svg:x1="25.957cm" svg:y1="15.063cm" svg:x2="25.957cm" svg:y2="8.405cm">
          <text:p/>
        </draw:line>
        <draw:line draw:style-name="gr4" draw:text-style-name="P3" draw:layer="layout" svg:x1="27.622cm" svg:y1="15.063cm" svg:x2="27.622cm" svg:y2="8.405cm">
          <text:p/>
        </draw:line>
        <draw:line draw:style-name="gr4" draw:text-style-name="P3" draw:layer="layout" svg:x1="29.287cm" svg:y1="15.063cm" svg:x2="29.287cm" svg:y2="8.405cm">
          <text:p/>
        </draw:line>
        <draw:polygon draw:style-name="gr5" draw:text-style-name="P4" draw:layer="layout" svg:width="1.499cm" svg:height="5.083cm" svg:x="23.543cm" svg:y="9.677cm" svg:viewBox="0 0 1500 5084" draw:points="0,5084 1500,5084 1500,0 0,0">
          <text:p/>
        </draw:polygon>
        <draw:polygon draw:style-name="gr6" draw:text-style-name="P5" draw:layer="layout" svg:width="1.499cm" svg:height="0.969cm" svg:x="23.543cm" svg:y="8.708cm" svg:viewBox="0 0 1500 970" draw:points="0,970 1500,970 1500,0 0,0">
          <text:p/>
        </draw:polygon>
        <draw:polygon draw:style-name="gr5" draw:text-style-name="P4" draw:layer="layout" svg:width="1.499cm" svg:height="4.572cm" svg:x="26.873cm" svg:y="10.188cm" svg:viewBox="0 0 1500 4573" draw:points="0,4573 1500,4573 1500,0 0,0">
          <text:p/>
        </draw:polygon>
        <draw:polygon draw:style-name="gr6" draw:text-style-name="P5" draw:layer="layout" svg:width="1.499cm" svg:height="1.48cm" svg:x="26.873cm" svg:y="8.708cm" svg:viewBox="0 0 1500 1481" draw:points="0,1481 1500,1481 1500,0 0,0">
          <text:p/>
        </draw:polygon>
        <draw:polygon draw:style-name="gr7" draw:text-style-name="P6" draw:layer="layout" svg:width="6.993cm" svg:height="0.681cm" svg:x="1.735cm" svg:y="7.724cm" svg:viewBox="0 0 6994 682" draw:points="0,682 6994,682 6994,0 0,0">
          <text:p/>
        </draw:polygon>
        <draw:polygon draw:style-name="gr7" draw:text-style-name="P6" draw:layer="layout" svg:width="6.993cm" svg:height="0.681cm" svg:x="8.921cm" svg:y="7.724cm" svg:viewBox="0 0 6994 682" draw:points="0,682 6994,682 6994,0 0,0">
          <text:p/>
        </draw:polygon>
        <draw:frame draw:style-name="gr8" draw:text-style-name="P8" draw:layer="layout" svg:width="0.692cm" svg:height="0.56cm" svg:x="4.887cm" svg:y="7.759cm">
          <draw:text-box>
            <text:p text:style-name="P7"><text:span text:style-name="T1">K20</text:span></text:p>
          </draw:text-box>
        </draw:frame>
        <draw:polygon draw:style-name="gr7" draw:text-style-name="P6" draw:layer="layout" svg:width="6.993cm" svg:height="0.681cm" svg:x="16.107cm" svg:y="7.724cm" svg:viewBox="0 0 6994 682" draw:points="0,682 6994,682 6994,0 0,0">
          <text:p/>
        </draw:polygon>
        <draw:frame draw:style-name="gr8" draw:text-style-name="P8" draw:layer="layout" svg:width="1.124cm" svg:height="0.56cm" svg:x="11.857cm" svg:y="7.759cm">
          <draw:text-box>
            <text:p text:style-name="P7"><text:span text:style-name="T1">TitanX</text:span></text:p>
          </draw:text-box>
        </draw:frame>
        <draw:polygon draw:style-name="gr7" draw:text-style-name="P6" draw:layer="layout" svg:width="6.993cm" svg:height="0.681cm" svg:x="23.293cm" svg:y="7.724cm" svg:viewBox="0 0 6994 682" draw:points="0,682 6994,682 6994,0 0,0">
          <text:p/>
        </draw:polygon>
        <draw:frame draw:style-name="gr8" draw:text-style-name="P8" draw:layer="layout" svg:width="1.124cm" svg:height="0.56cm" svg:x="19.043cm" svg:y="7.759cm">
          <draw:text-box>
            <text:p text:style-name="P7"><text:span text:style-name="T1">TitanV</text:span></text:p>
          </draw:text-box>
        </draw:frame>
        <draw:polygon draw:style-name="gr7" draw:text-style-name="P6" draw:layer="layout" svg:width="6.993cm" svg:height="0.682cm" svg:x="1.735cm" svg:y="0.192cm" svg:viewBox="0 0 6994 683" draw:points="0,683 6994,683 6994,0 0,0">
          <text:p/>
        </draw:polygon>
        <draw:frame draw:style-name="gr8" draw:text-style-name="P8" draw:layer="layout" svg:width="1.06cm" svg:height="0.56cm" svg:x="26.262cm" svg:y="7.759cm">
          <draw:text-box>
            <text:p text:style-name="P7"><text:span text:style-name="T1">FPGA</text:span></text:p>
          </draw:text-box>
        </draw:frame>
        <draw:polygon draw:style-name="gr7" draw:text-style-name="P6" draw:layer="layout" svg:width="6.993cm" svg:height="0.682cm" svg:x="8.921cm" svg:y="0.192cm" svg:viewBox="0 0 6994 683" draw:points="0,683 6994,683 6994,0 0,0">
          <text:p/>
        </draw:polygon>
        <draw:polygon draw:style-name="gr7" draw:text-style-name="P6" draw:layer="layout" svg:width="6.993cm" svg:height="0.682cm" svg:x="16.107cm" svg:y="0.192cm" svg:viewBox="0 0 6994 683" draw:points="0,683 6994,683 6994,0 0,0">
          <text:p/>
        </draw:polygon>
        <draw:polygon draw:style-name="gr7" draw:text-style-name="P6" draw:layer="layout" svg:width="6.993cm" svg:height="0.682cm" svg:x="23.293cm" svg:y="0.192cm" svg:viewBox="0 0 6994 683" draw:points="0,683 6994,683 6994,0 0,0">
          <text:p/>
        </draw:polygon>
        <draw:frame draw:style-name="gr9" draw:text-style-name="P9" draw:layer="layout" svg:width="0.493cm" svg:height="0.708cm" svg:x="1.287cm" svg:y="6.839cm">
          <draw:text-box>
            <text:p text:style-name="P7"><text:span text:style-name="T2">0</text:span></text:p>
          </draw:text-box>
        </draw:frame>
        <draw:frame draw:style-name="gr9" draw:text-style-name="P9" draw:layer="layout" svg:width="0.552cm" svg:height="0.708cm" svg:x="1.012cm" svg:y="5.326cm">
          <draw:text-box>
            <text:p text:style-name="P7"><text:span text:style-name="T2">25</text:span></text:p>
          </draw:text-box>
        </draw:frame>
        <draw:frame draw:style-name="gr9" draw:text-style-name="P9" draw:layer="layout" svg:width="0.552cm" svg:height="0.708cm" svg:x="1.012cm" svg:y="3.813cm">
          <draw:text-box>
            <text:p text:style-name="P7"><text:span text:style-name="T2">50</text:span></text:p>
          </draw:text-box>
        </draw:frame>
        <draw:frame draw:style-name="gr9" draw:text-style-name="P9" draw:layer="layout" svg:width="0.552cm" svg:height="0.708cm" svg:x="1.012cm" svg:y="2.3cm">
          <draw:text-box>
            <text:p text:style-name="P7"><text:span text:style-name="T2">75</text:span></text:p>
          </draw:text-box>
        </draw:frame>
        <draw:line draw:style-name="gr10" draw:text-style-name="P3" draw:layer="layout" svg:x1="1.638cm" svg:y1="7.229cm" svg:x2="1.735cm" svg:y2="7.229cm">
          <text:p/>
        </draw:line>
        <draw:line draw:style-name="gr10" draw:text-style-name="P3" draw:layer="layout" svg:x1="1.638cm" svg:y1="5.716cm" svg:x2="1.735cm" svg:y2="5.716cm">
          <text:p/>
        </draw:line>
        <draw:line draw:style-name="gr10" draw:text-style-name="P3" draw:layer="layout" svg:x1="1.638cm" svg:y1="4.202cm" svg:x2="1.735cm" svg:y2="4.202cm">
          <text:p/>
        </draw:line>
        <draw:line draw:style-name="gr10" draw:text-style-name="P3" draw:layer="layout" svg:x1="1.638cm" svg:y1="2.689cm" svg:x2="1.735cm" svg:y2="2.689cm">
          <text:p/>
        </draw:line>
        <draw:line draw:style-name="gr10" draw:text-style-name="P3" draw:layer="layout" svg:x1="1.638cm" svg:y1="1.176cm" svg:x2="1.735cm" svg:y2="1.176cm">
          <text:p/>
        </draw:line>
        <draw:frame draw:style-name="gr9" draw:text-style-name="P9" draw:layer="layout" svg:width="0.828cm" svg:height="0.708cm" svg:x="0.738cm" svg:y="0.787cm">
          <draw:text-box>
            <text:p text:style-name="P7"><text:span text:style-name="T2">100</text:span></text:p>
          </draw:text-box>
        </draw:frame>
        <draw:frame draw:style-name="gr9" draw:text-style-name="P9" draw:layer="layout" svg:width="0.493cm" svg:height="0.708cm" svg:x="1.287cm" svg:y="14.371cm">
          <draw:text-box>
            <text:p text:style-name="P7"><text:span text:style-name="T2">0</text:span></text:p>
          </draw:text-box>
        </draw:frame>
        <draw:frame draw:style-name="gr9" draw:text-style-name="P9" draw:layer="layout" svg:width="0.552cm" svg:height="0.708cm" svg:x="1.012cm" svg:y="12.858cm">
          <draw:text-box>
            <text:p text:style-name="P7"><text:span text:style-name="T2">25</text:span></text:p>
          </draw:text-box>
        </draw:frame>
        <draw:frame draw:style-name="gr9" draw:text-style-name="P9" draw:layer="layout" svg:width="0.552cm" svg:height="0.708cm" svg:x="1.012cm" svg:y="11.345cm">
          <draw:text-box>
            <text:p text:style-name="P7"><text:span text:style-name="T2">50</text:span></text:p>
          </draw:text-box>
        </draw:frame>
        <draw:frame draw:style-name="gr9" draw:text-style-name="P9" draw:layer="layout" svg:width="0.552cm" svg:height="0.708cm" svg:x="1.012cm" svg:y="9.832cm">
          <draw:text-box>
            <text:p text:style-name="P7"><text:span text:style-name="T2">75</text:span></text:p>
          </draw:text-box>
        </draw:frame>
        <draw:line draw:style-name="gr10" draw:text-style-name="P3" draw:layer="layout" svg:x1="1.638cm" svg:y1="14.76cm" svg:x2="1.735cm" svg:y2="14.76cm">
          <text:p/>
        </draw:line>
        <draw:line draw:style-name="gr10" draw:text-style-name="P3" draw:layer="layout" svg:x1="1.638cm" svg:y1="13.247cm" svg:x2="1.735cm" svg:y2="13.247cm">
          <text:p/>
        </draw:line>
        <draw:line draw:style-name="gr10" draw:text-style-name="P3" draw:layer="layout" svg:x1="1.638cm" svg:y1="11.734cm" svg:x2="1.735cm" svg:y2="11.734cm">
          <text:p/>
        </draw:line>
        <draw:line draw:style-name="gr10" draw:text-style-name="P3" draw:layer="layout" svg:x1="1.638cm" svg:y1="10.221cm" svg:x2="1.735cm" svg:y2="10.221cm">
          <text:p/>
        </draw:line>
        <draw:line draw:style-name="gr10" draw:text-style-name="P3" draw:layer="layout" svg:x1="1.638cm" svg:y1="8.708cm" svg:x2="1.735cm" svg:y2="8.708cm">
          <text:p/>
        </draw:line>
        <draw:frame draw:style-name="gr9" draw:text-style-name="P9" draw:layer="layout" svg:width="0.828cm" svg:height="0.708cm" svg:x="0.738cm" svg:y="8.319cm">
          <draw:text-box>
            <text:p text:style-name="P7"><text:span text:style-name="T2">100</text:span></text:p>
          </draw:text-box>
        </draw:frame>
        <draw:frame draw:style-name="gr9" draw:text-style-name="P9" draw:layer="layout" svg:width="7.584cm" svg:height="0.708cm" draw:transform="rotate (1.5707963267949) translate (-0.019cm 11.723cm)">
          <draw:text-box>
            <text:p text:style-name="P7"><text:span text:style-name="T3">Average FIT Rate Contribution [%]</text:span></text:p>
          </draw:text-box>
        </draw:frame>
        <draw:line draw:style-name="gr10" draw:text-style-name="P3" draw:layer="layout" svg:x1="2.734cm" svg:y1="15.16cm" svg:x2="2.734cm" svg:y2="15.064cm">
          <text:p/>
        </draw:line>
        <draw:line draw:style-name="gr10" draw:text-style-name="P3" draw:layer="layout" svg:x1="4.399cm" svg:y1="15.16cm" svg:x2="4.399cm" svg:y2="15.064cm">
          <text:p/>
        </draw:line>
        <draw:line draw:style-name="gr10" draw:text-style-name="P3" draw:layer="layout" svg:x1="6.064cm" svg:y1="15.16cm" svg:x2="6.064cm" svg:y2="15.064cm">
          <text:p/>
        </draw:line>
        <draw:line draw:style-name="gr10" draw:text-style-name="P3" draw:layer="layout" svg:x1="7.729cm" svg:y1="15.16cm" svg:x2="7.729cm" svg:y2="15.064cm">
          <text:p/>
        </draw:line>
        <draw:frame draw:style-name="gr11" draw:text-style-name="P10" draw:layer="layout" svg:width="2.821cm" svg:height="0.657cm" svg:x="2.085cm" svg:y="15.041cm">
          <draw:text-box>
            <text:p text:style-name="P7"><text:span text:style-name="T4"><text:s/></text:span><text:span text:style-name="T4">SDC <text:s text:c="5"/>DUE</text:span></text:p>
          </draw:text-box>
        </draw:frame>
        <draw:frame draw:style-name="gr12" draw:text-style-name="P10" draw:layer="layout" svg:width="1.094cm" svg:height="0.657cm" svg:x="5.453cm" svg:y="15.041cm">
          <draw:text-box>
            <text:p text:style-name="P7"><text:span text:style-name="T4"><text:s/></text:span><text:span text:style-name="T4">SDC</text:span></text:p>
          </draw:text-box>
        </draw:frame>
        <draw:frame draw:style-name="gr12" draw:text-style-name="P10" draw:layer="layout" svg:width="1.094cm" svg:height="0.657cm" svg:x="7.118cm" svg:y="15.041cm">
          <draw:text-box>
            <text:p text:style-name="P7"><text:span text:style-name="T4"><text:s/></text:span><text:span text:style-name="T4">DUE</text:span></text:p>
          </draw:text-box>
        </draw:frame>
        <draw:polygon draw:style-name="gr13" draw:text-style-name="P1" draw:layer="layout" svg:width="5.173cm" svg:height="0.996cm" svg:x="13.424cm" svg:y="16.791cm" svg:viewBox="0 0 5174 997" draw:points="0,997 5174,997 5174,0 0,0">
          <text:p/>
        </draw:polygon>
        <draw:polygon draw:style-name="gr14" draw:text-style-name="P11" draw:layer="layout" svg:width="0.61cm" svg:height="0.61cm" svg:x="13.517cm" svg:y="16.984cm" svg:viewBox="0 0 611 611" draw:points="0,611 611,611 611,0 0,0">
          <text:p/>
        </draw:polygon>
        <draw:polygon draw:style-name="gr6" draw:text-style-name="P5" draw:layer="layout" svg:width="0.56cm" svg:height="0.56cm" svg:x="13.542cm" svg:y="17.009cm" svg:viewBox="0 0 561 561" draw:points="0,561 561,561 561,0 0,0">
          <text:p/>
        </draw:polygon>
        <draw:polygon draw:style-name="gr14" draw:text-style-name="P11" draw:layer="layout" svg:width="0.61cm" svg:height="0.61cm" svg:x="15.759cm" svg:y="16.984cm" svg:viewBox="0 0 611 611" draw:points="0,611 611,611 611,0 0,0">
          <text:p/>
        </draw:polygon>
        <draw:polygon draw:style-name="gr5" draw:text-style-name="P4" draw:layer="layout" svg:width="0.56cm" svg:height="0.56cm" svg:x="15.784cm" svg:y="17.009cm" svg:viewBox="0 0 561 561" draw:points="0,561 561,561 561,0 0,0">
          <text:p/>
        </draw:polygon>
        <draw:frame draw:style-name="gr15" draw:text-style-name="P8" draw:layer="layout" svg:width="1.429cm" svg:height="0.56cm" svg:x="14.127cm" svg:y="16.983cm">
          <draw:text-box>
            <text:p text:style-name="P7"><text:span text:style-name="T5">Thermal</text:span></text:p>
          </draw:text-box>
        </draw:frame>
        <draw:frame draw:style-name="gr16" draw:text-style-name="P8" draw:layer="layout" svg:width="2.14cm" svg:height="0.56cm" svg:x="16.369cm" svg:y="16.983cm">
          <draw:text-box>
            <text:p text:style-name="P7"><text:span text:style-name="T5">High Energy</text:span></text:p>
          </draw:text-box>
        </draw:frame>
        <draw:line draw:style-name="gr10" draw:text-style-name="P3" draw:layer="layout" svg:x1="9.935cm" svg:y1="15.161cm" svg:x2="9.935cm" svg:y2="15.065cm">
          <text:p/>
        </draw:line>
        <draw:line draw:style-name="gr10" draw:text-style-name="P3" draw:layer="layout" svg:x1="11.6cm" svg:y1="15.161cm" svg:x2="11.6cm" svg:y2="15.065cm">
          <text:p/>
        </draw:line>
        <draw:line draw:style-name="gr10" draw:text-style-name="P3" draw:layer="layout" svg:x1="13.265cm" svg:y1="15.161cm" svg:x2="13.265cm" svg:y2="15.065cm">
          <text:p/>
        </draw:line>
        <draw:line draw:style-name="gr10" draw:text-style-name="P3" draw:layer="layout" svg:x1="14.93cm" svg:y1="15.161cm" svg:x2="14.93cm" svg:y2="15.065cm">
          <text:p/>
        </draw:line>
        <draw:frame draw:style-name="gr11" draw:text-style-name="P10" draw:layer="layout" svg:width="2.821cm" svg:height="0.657cm" svg:x="9.286cm" svg:y="15.042cm">
          <draw:text-box>
            <text:p text:style-name="P7"><text:span text:style-name="T4"><text:s/></text:span><text:span text:style-name="T4">SDC <text:s text:c="5"/>DUE</text:span></text:p>
          </draw:text-box>
        </draw:frame>
        <draw:frame draw:style-name="gr12" draw:text-style-name="P10" draw:layer="layout" svg:width="1.094cm" svg:height="0.657cm" svg:x="12.654cm" svg:y="15.042cm">
          <draw:text-box>
            <text:p text:style-name="P7"><text:span text:style-name="T4"><text:s/></text:span><text:span text:style-name="T4">SDC</text:span></text:p>
          </draw:text-box>
        </draw:frame>
        <draw:frame draw:style-name="gr12" draw:text-style-name="P10" draw:layer="layout" svg:width="1.094cm" svg:height="0.657cm" svg:x="14.319cm" svg:y="15.042cm">
          <draw:text-box>
            <text:p text:style-name="P7"><text:span text:style-name="T4"><text:s/></text:span><text:span text:style-name="T4">DUE</text:span></text:p>
          </draw:text-box>
        </draw:frame>
        <draw:line draw:style-name="gr10" draw:text-style-name="P3" draw:layer="layout" svg:x1="17.11cm" svg:y1="15.162cm" svg:x2="17.11cm" svg:y2="15.066cm">
          <text:p/>
        </draw:line>
        <draw:line draw:style-name="gr10" draw:text-style-name="P3" draw:layer="layout" svg:x1="18.775cm" svg:y1="15.162cm" svg:x2="18.775cm" svg:y2="15.066cm">
          <text:p/>
        </draw:line>
        <draw:line draw:style-name="gr10" draw:text-style-name="P3" draw:layer="layout" svg:x1="20.44cm" svg:y1="15.162cm" svg:x2="20.44cm" svg:y2="15.066cm">
          <text:p/>
        </draw:line>
        <draw:line draw:style-name="gr10" draw:text-style-name="P3" draw:layer="layout" svg:x1="22.105cm" svg:y1="15.162cm" svg:x2="22.105cm" svg:y2="15.066cm">
          <text:p/>
        </draw:line>
        <draw:frame draw:style-name="gr11" draw:text-style-name="P10" draw:layer="layout" svg:width="2.821cm" svg:height="0.657cm" svg:x="16.461cm" svg:y="15.043cm">
          <draw:text-box>
            <text:p text:style-name="P7"><text:span text:style-name="T4"><text:s/></text:span><text:span text:style-name="T4">SDC <text:s text:c="5"/>DUE</text:span></text:p>
          </draw:text-box>
        </draw:frame>
        <draw:frame draw:style-name="gr12" draw:text-style-name="P10" draw:layer="layout" svg:width="1.094cm" svg:height="0.657cm" svg:x="19.829cm" svg:y="15.043cm">
          <draw:text-box>
            <text:p text:style-name="P7"><text:span text:style-name="T4"><text:s/></text:span><text:span text:style-name="T4">SDC</text:span></text:p>
          </draw:text-box>
        </draw:frame>
        <draw:frame draw:style-name="gr12" draw:text-style-name="P10" draw:layer="layout" svg:width="1.094cm" svg:height="0.657cm" svg:x="21.494cm" svg:y="15.043cm">
          <draw:text-box>
            <text:p text:style-name="P7"><text:span text:style-name="T4"><text:s/></text:span><text:span text:style-name="T4">DUE</text:span></text:p>
          </draw:text-box>
        </draw:frame>
        <draw:line draw:style-name="gr10" draw:text-style-name="P3" draw:layer="layout" svg:x1="24.299cm" svg:y1="15.163cm" svg:x2="24.299cm" svg:y2="15.067cm">
          <text:p/>
        </draw:line>
        <draw:line draw:style-name="gr10" draw:text-style-name="P3" draw:layer="layout" svg:x1="25.964cm" svg:y1="15.163cm" svg:x2="25.964cm" svg:y2="15.067cm">
          <text:p/>
        </draw:line>
        <draw:line draw:style-name="gr10" draw:text-style-name="P3" draw:layer="layout" svg:x1="27.629cm" svg:y1="15.163cm" svg:x2="27.629cm" svg:y2="15.067cm">
          <text:p/>
        </draw:line>
        <draw:line draw:style-name="gr10" draw:text-style-name="P3" draw:layer="layout" svg:x1="29.294cm" svg:y1="15.163cm" svg:x2="29.294cm" svg:y2="15.067cm">
          <text:p/>
        </draw:line>
        <draw:frame draw:style-name="gr11" draw:text-style-name="P10" draw:layer="layout" svg:width="2.821cm" svg:height="0.657cm" svg:x="23.65cm" svg:y="15.044cm">
          <draw:text-box>
            <text:p text:style-name="P7"><text:span text:style-name="T4"><text:s/></text:span><text:span text:style-name="T4">SDC <text:s text:c="5"/>DUE</text:span></text:p>
          </draw:text-box>
        </draw:frame>
        <draw:frame draw:style-name="gr12" draw:text-style-name="P10" draw:layer="layout" svg:width="1.094cm" svg:height="0.657cm" svg:x="27.018cm" svg:y="15.044cm">
          <draw:text-box>
            <text:p text:style-name="P7"><text:span text:style-name="T4"><text:s/></text:span><text:span text:style-name="T4">SDC</text:span></text:p>
          </draw:text-box>
        </draw:frame>
        <draw:frame draw:style-name="gr12" draw:text-style-name="P10" draw:layer="layout" svg:width="1.094cm" svg:height="0.657cm" svg:x="28.683cm" svg:y="15.044cm">
          <draw:text-box>
            <text:p text:style-name="P7"><text:span text:style-name="T4"><text:s/></text:span><text:span text:style-name="T4">DUE</text:span></text:p>
          </draw:text-box>
        </draw:frame>
        <draw:frame draw:style-name="gr17" draw:text-style-name="P10" draw:layer="layout" svg:width="0.967cm" svg:height="0.657cm" svg:x="3.134cm" svg:y="15.642cm">
          <draw:text-box>
            <text:p text:style-name="P7"><text:span text:style-name="T4">NYC</text:span></text:p>
          </draw:text-box>
        </draw:frame>
        <draw:frame draw:style-name="gr18" draw:text-style-name="P10" draw:layer="layout" svg:width="1.805cm" svg:height="0.657cm" svg:x="6.035cm" svg:y="15.643cm">
          <draw:text-box>
            <text:p text:style-name="P7"><text:span text:style-name="T4">Leadville</text:span></text:p>
          </draw:text-box>
        </draw:frame>
        <draw:frame draw:style-name="gr17" draw:text-style-name="P10" draw:layer="layout" svg:width="0.967cm" svg:height="0.657cm" svg:x="10.341cm" svg:y="15.642cm">
          <draw:text-box>
            <text:p text:style-name="P7"><text:span text:style-name="T4">NYC</text:span></text:p>
          </draw:text-box>
        </draw:frame>
        <draw:frame draw:style-name="gr18" draw:text-style-name="P10" draw:layer="layout" svg:width="1.805cm" svg:height="0.657cm" svg:x="13.242cm" svg:y="15.643cm">
          <draw:text-box>
            <text:p text:style-name="P7"><text:span text:style-name="T4">Leadville</text:span></text:p>
          </draw:text-box>
        </draw:frame>
        <draw:frame draw:style-name="gr17" draw:text-style-name="P10" draw:layer="layout" svg:width="0.967cm" svg:height="0.657cm" svg:x="17.448cm" svg:y="15.642cm">
          <draw:text-box>
            <text:p text:style-name="P7"><text:span text:style-name="T4">NYC</text:span></text:p>
          </draw:text-box>
        </draw:frame>
        <draw:frame draw:style-name="gr18" draw:text-style-name="P10" draw:layer="layout" svg:width="1.805cm" svg:height="0.657cm" svg:x="20.349cm" svg:y="15.643cm">
          <draw:text-box>
            <text:p text:style-name="P7"><text:span text:style-name="T4">Leadville</text:span></text:p>
          </draw:text-box>
        </draw:frame>
        <draw:frame draw:style-name="gr17" draw:text-style-name="P10" draw:layer="layout" svg:width="0.967cm" svg:height="0.657cm" svg:x="24.655cm" svg:y="15.642cm">
          <draw:text-box>
            <text:p text:style-name="P7"><text:span text:style-name="T4">NYC</text:span></text:p>
          </draw:text-box>
        </draw:frame>
        <draw:frame draw:style-name="gr18" draw:text-style-name="P10" draw:layer="layout" svg:width="1.805cm" svg:height="0.657cm" svg:x="27.556cm" svg:y="15.643cm">
          <draw:text-box>
            <text:p text:style-name="P7"><text:span text:style-name="T4">Leadville</text:span></text:p>
          </draw:text-box>
        </draw:frame>
        <draw:frame draw:style-name="gr19" draw:text-style-name="P9" draw:layer="layout" svg:width="1.877cm" svg:height="0.708cm" svg:x="15.079cm" svg:y="16.245cm">
          <draw:text-box>
            <text:p text:style-name="P7"><text:span text:style-name="T3">Location</text:span></text:p>
          </draw:text-box>
        </draw:frame>
        <draw:frame draw:style-name="gr20" draw:text-style-name="P10" draw:layer="layout" svg:width="0.637cm" svg:height="0.657cm" svg:x="25.635cm" svg:y="14.21cm">
          <draw:text-box>
            <text:p text:style-name="P7"><text:span text:style-name="T4">NA</text:span></text:p>
          </draw:text-box>
        </draw:frame>
        <draw:frame draw:style-name="gr20" draw:text-style-name="P10" draw:layer="layout" svg:width="0.637cm" svg:height="0.657cm" svg:x="28.963cm" svg:y="14.211cm">
          <draw:text-box>
            <text:p text:style-name="P7"><text:span text:style-name="T4">NA</text:span></text:p>
          </draw:text-box>
        </draw:frame>
        <draw:frame draw:style-name="gr21" draw:text-style-name="P8" draw:layer="layout" svg:width="1.746cm" svg:height="0.56cm" svg:x="4.421cm" svg:y="0.228cm">
          <draw:text-box>
            <text:p text:style-name="P7"><text:span text:style-name="T1">APU-</text:span><text:span text:style-name="T1">CPU</text:span></text:p>
          </draw:text-box>
        </draw:frame>
        <draw:frame draw:style-name="gr22" draw:text-style-name="P8" draw:layer="layout" svg:width="1.772cm" svg:height="0.56cm" svg:x="11.581cm" svg:y="0.228cm">
          <draw:text-box>
            <text:p text:style-name="P7"><text:span text:style-name="T1">APU-GPU</text:span></text:p>
          </draw:text-box>
        </draw:frame>
        <draw:frame draw:style-name="gr23" draw:text-style-name="P8" draw:layer="layout" svg:width="1.89cm" svg:height="0.56cm" svg:x="18.661cm" svg:y="0.228cm">
          <draw:text-box>
            <text:p text:style-name="P7"><text:span text:style-name="T1">CPU+G</text:span><text:span text:style-name="T1">PU</text:span></text:p>
          </draw:text-box>
        </draw:frame>
        <draw:frame draw:style-name="gr24" draw:text-style-name="P8" draw:layer="layout" svg:width="1.467cm" svg:height="0.56cm" svg:x="26.057cm" svg:y="0.228cm">
          <draw:text-box>
            <text:p text:style-name="P7"><text:span text:style-name="T1">Xe</text:span><text:span text:style-name="T1">on</text:span><text:span text:style-name="T1">Ph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05T17:39:39.527938278</dc:date>
    <meta:editing-duration>PT2M31S</meta:editing-duration>
    <meta:editing-cycles>2</meta:editing-cycles>
    <meta:generator>LibreOffice/6.1.5.2$Linux_X86_64 LibreOffice_project/10$Build-2</meta:generator>
    <meta:document-statistic meta:object-count="256"/>
  </office:meta>
</office:document-meta>
</file>